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50600003717533B46B3.svm"/>
  <manifest:file-entry manifest:media-type="" manifest:full-path="Pictures/200000070000410300003CE1F9B2C5F2.svm"/>
  <manifest:file-entry manifest:media-type="" manifest:full-path="Pictures/2000000700003781000038BFDB8F009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1und1WebSansBlackCn" svg:font-family="1und1WebSansBlackCn, Arial, Helvetica, sans-serif"/>
    <style:font-face style:name="1und1WebSansCondens" svg:font-family="1und1WebSansCondens, Arial, Helvetica, sans-serif"/>
    <style:font-face style:name="OpenSansRegular" svg:font-family="OpenSansRegular, Arial, Helvetica, sans-serif"/>
    <style:font-face style:name="OpenSymbol" svg:font-family="OpenSymbol"/>
    <style:font-face style:name="apple-system" svg:font-family="apple-system, BlinkMacSystemFont, 'Segoe UI', Helvetica, 'Apple Color Emoji', Arial, sans-serif, 'Segoe UI Emoji', 'Segoe UI Symbol'"/>
    <style:font-face style:name="ibm-plex-mono" svg:font-family="ibm-plex-mono, Menlo, 'DejaVu Sans Mono', 'Bitstream Vera Sans Mono', Courier, monospace"/>
    <style:font-face style:name="ibm-plex-sans" svg:font-family="ibm-plex-sans, 'Helvetica Neue', Arial, sans-serif"/>
    <style:font-face style:name="var heading-font" svg:font-family="'var heading-fon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line-height="187%" fo:orphans="2" fo:widows="2" fo:text-indent="0cm" style:auto-text-indent="false" fo:padding="0cm" fo:border="none"/>
      <style:text-properties fo:font-variant="normal" fo:text-transform="none" fo:color="#3f3f3f" style:font-name="ibm-plex-sans" fo:letter-spacing="normal" fo:font-style="normal" fo:font-weight="normal"/>
    </style:style>
    <style:style style:name="P2" style:family="paragraph" style:parent-style-name="Heading_20_2">
      <style:paragraph-properties fo:margin-left="0cm" fo:margin-right="0cm" fo:margin-top="0cm" fo:margin-bottom="0cm" fo:line-height="200%" fo:orphans="2" fo:widows="2" fo:text-indent="0cm" style:auto-text-indent="false" fo:padding="0cm" fo:border="none"/>
      <style:text-properties fo:font-variant="normal" fo:text-transform="none" fo:color="#3f3f3f" style:font-name="ibm-plex-sans" fo:letter-spacing="normal" fo:font-style="normal" fo:font-weight="normal"/>
    </style:style>
    <style:style style:name="P3" style:family="paragraph" style:parent-style-name="Text_20_body">
      <style:paragraph-properties fo:margin-left="0cm" fo:margin-right="0cm" fo:margin-top="0cm" fo:margin-bottom="0cm" fo:line-height="162%" fo:orphans="2" fo:widows="2" fo:text-indent="0cm" style:auto-text-indent="false" fo:padding="0cm" fo:border="none"/>
      <style:text-properties fo:font-variant="normal" fo:text-transform="none" fo:color="#323232" style:font-name="ibm-plex-sans" fo:letter-spacing="normal" fo:font-style="normal" fo:font-weight="normal"/>
    </style:style>
    <style:style style:name="P4" style:family="paragraph" style:parent-style-name="Text_20_body">
      <style:paragraph-properties fo:margin-left="0cm" fo:margin-right="0cm" fo:margin-top="0cm" fo:margin-bottom="0cm" fo:line-height="162%" fo:orphans="2" fo:widows="2" fo:text-indent="0cm" style:auto-text-indent="false" fo:padding="0cm" fo:border="none"/>
    </style:style>
    <style:style style:name="P5" style:family="paragraph" style:parent-style-name="Text_20_body">
      <style:paragraph-properties fo:margin-left="0cm" fo:margin-right="0cm" fo:margin-top="0cm" fo:margin-bottom="0.212cm" fo:orphans="2" fo:widows="2" fo:text-indent="0cm" style:auto-text-indent="false"/>
      <style:text-properties fo:font-variant="normal" fo:text-transform="none" fo:color="#53575a" style:font-name="apple-system" fo:font-size="11.25pt" fo:letter-spacing="normal" fo:font-style="normal" fo:font-weight="normal"/>
    </style:style>
    <style:style style:name="P6" style:family="paragraph" style:parent-style-name="Text_20_body">
      <style:paragraph-properties fo:margin-left="0cm" fo:margin-right="0cm" fo:margin-top="0cm" fo:margin-bottom="0.212cm" fo:orphans="2" fo:widows="2" fo:text-indent="0cm" style:auto-text-indent="false"/>
    </style:style>
    <style:style style:name="P7" style:family="paragraph" style:parent-style-name="Quotations">
      <style:paragraph-properties fo:margin-left="1cm" fo:margin-right="1cm" fo:margin-top="0cm" fo:margin-bottom="0cm" fo:line-height="187%" fo:orphans="2" fo:widows="2" fo:text-indent="0cm" style:auto-text-indent="false" fo:padding="0cm" fo:border="non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start" style:justify-single-word="false"/>
      <style:text-properties fo:font-variant="normal" fo:text-transform="none" fo:color="#323232" style:font-name="ibm-plex-sans" fo:letter-spacing="normal" fo:font-style="normal" fo:font-weight="normal"/>
    </style:style>
    <style:style style:name="P11" style:family="paragraph" style:parent-style-name="Text_20_body">
      <style:paragraph-properties fo:text-align="start" style:justify-single-word="false"/>
      <style:text-properties fo:font-variant="normal" fo:text-transform="none" fo:color="#53575a" style:font-name="apple-system" fo:font-size="11.25pt" fo:letter-spacing="normal" fo:font-style="normal" fo:font-weight="normal"/>
    </style:style>
    <style:style style:name="P12" style:family="paragraph" style:parent-style-name="Heading_20_2">
      <style:paragraph-properties fo:margin-left="0cm" fo:margin-right="0cm" fo:margin-top="0cm" fo:margin-bottom="0.212cm" fo:orphans="2" fo:widows="2" fo:text-indent="0cm" style:auto-text-indent="false"/>
      <style:text-properties fo:font-variant="normal" fo:text-transform="none" style:font-name="var heading-font" fo:font-style="normal" fo:font-weight="bold"/>
    </style:style>
    <style:style style:name="P13" style:family="paragraph" style:parent-style-name="Heading_20_2">
      <style:paragraph-properties fo:margin-left="0cm" fo:margin-right="0cm" fo:margin-top="0.265cm" fo:margin-bottom="0.582cm" fo:line-height="110%" fo:orphans="2" fo:widows="2" fo:text-indent="0cm" style:auto-text-indent="false"/>
      <style:text-properties fo:font-variant="normal" fo:text-transform="none" fo:color="#003d8d" style:font-name="1und1WebSansBlackCn" fo:font-size="16.5pt" fo:letter-spacing="normal" fo:font-style="normal" fo:font-weight="normal"/>
    </style:style>
    <style:style style:name="P14" style:family="paragraph" style:parent-style-name="Standard">
      <style:paragraph-properties fo:text-align="start" style:justify-single-word="false"/>
    </style:style>
    <style:style style:name="P15" style:family="paragraph" style:parent-style-name="Standard" style:list-style-name="L1">
      <style:paragraph-properties fo:text-align="start" style:justify-single-word="false"/>
    </style:style>
    <style:style style:name="P16" style:family="paragraph" style:parent-style-name="Standard">
      <style:paragraph-properties fo:margin-left="0cm" fo:margin-right="0cm" fo:orphans="2" fo:widows="2" fo:text-indent="0cm" style:auto-text-indent="false"/>
    </style:style>
    <style:style style:name="P17" style:family="paragraph" style:parent-style-name="Standard">
      <style:paragraph-properties fo:margin-left="0cm" fo:margin-right="0cm" fo:margin-top="0cm" fo:margin-bottom="0cm" fo:line-height="200%" fo:orphans="2" fo:widows="2" fo:text-indent="0cm" style:auto-text-indent="false"/>
    </style:style>
    <style:style style:name="P18" style:family="paragraph" style:parent-style-name="Standard">
      <style:paragraph-properties fo:margin-left="0.265cm" fo:margin-right="0cm" fo:margin-top="0cm" fo:margin-bottom="0cm" fo:line-height="110%" fo:orphans="2" fo:widows="2" fo:text-indent="0cm" style:auto-text-indent="false"/>
    </style:style>
    <style:style style:name="P19" style:family="paragraph" style:parent-style-name="Text_20_body">
      <style:paragraph-properties fo:text-align="start" style:justify-single-word="false"/>
    </style:style>
    <style:style style:name="P20" style:family="paragraph" style:parent-style-name="Text_20_body" style:list-style-name="L2">
      <style:paragraph-properties fo:margin-left="0cm" fo:margin-right="0cm" fo:margin-top="0cm" fo:margin-bottom="0cm" fo:line-height="162%" fo:orphans="2" fo:widows="2" fo:text-indent="0cm" style:auto-text-indent="false" fo:padding="0cm" fo:border="none"/>
    </style:style>
    <style:style style:name="P21" style:family="paragraph" style:parent-style-name="Text_20_body" style:list-style-name="L3">
      <style:paragraph-properties fo:margin-left="0cm" fo:margin-right="0cm" fo:margin-top="0cm" fo:margin-bottom="0cm" fo:line-height="162%" fo:orphans="2" fo:widows="2" fo:text-indent="0cm" style:auto-text-indent="false" fo:padding="0cm" fo:border="none"/>
    </style:style>
    <style:style style:name="P22" style:family="paragraph" style:parent-style-name="Text_20_body" style:list-style-name="L5">
      <style:paragraph-properties fo:margin-left="0cm" fo:margin-right="0cm" fo:margin-top="0cm" fo:margin-bottom="0cm" fo:line-height="160%" fo:orphans="2" fo:widows="2" fo:text-indent="0cm" style:auto-text-indent="false" fo:padding="0cm" fo:border="none"/>
    </style:style>
    <style:style style:name="P23" style:family="paragraph" style:parent-style-name="Text_20_body">
      <style:paragraph-properties fo:margin-left="0cm" fo:margin-right="0cm" fo:margin-top="0cm" fo:margin-bottom="0.212cm" fo:orphans="2" fo:widows="2" fo:text-indent="0cm" style:auto-text-indent="false"/>
      <style:text-properties fo:font-variant="normal" fo:text-transform="none" fo:color="#53575a" style:font-name="apple-system" fo:font-size="11.25pt" fo:letter-spacing="normal" fo:font-style="normal" fo:font-weight="normal"/>
    </style:style>
    <style:style style:name="P24" style:family="paragraph" style:parent-style-name="Text_20_body">
      <style:paragraph-properties fo:margin-left="0cm" fo:margin-right="0cm" fo:margin-top="0cm" fo:margin-bottom="0.212cm" fo:orphans="2" fo:widows="2" fo:text-indent="0cm" style:auto-text-indent="false"/>
      <style:text-properties fo:font-variant="normal" fo:text-transform="none" fo:color="#53575a" style:font-name="apple-system" fo:font-size="12pt" fo:letter-spacing="normal" fo:font-style="normal" fo:font-weight="normal"/>
    </style:style>
    <style:style style:name="P25" style:family="paragraph" style:parent-style-name="Text_20_body">
      <style:paragraph-properties fo:margin-left="0cm" fo:margin-right="0cm" fo:margin-top="0cm" fo:margin-bottom="0.212cm" fo:orphans="2" fo:widows="2" fo:text-indent="0cm" style:auto-text-indent="false"/>
      <style:text-properties fo:font-variant="normal" fo:text-transform="none" fo:color="#53575a" fo:letter-spacing="normal"/>
    </style:style>
    <style:style style:name="P26" style:family="paragraph" style:parent-style-name="Text_20_body">
      <style:paragraph-properties fo:margin-left="0cm" fo:margin-right="0cm" fo:margin-top="0cm" fo:margin-bottom="0.212cm" fo:orphans="2" fo:widows="2" fo:text-indent="0cm" style:auto-text-indent="false"/>
    </style:style>
    <style:style style:name="P27" style:family="paragraph" style:parent-style-name="Text_20_body">
      <style:paragraph-properties fo:margin-left="0cm" fo:margin-right="0cm" fo:margin-top="0cm" fo:margin-bottom="0.397cm" fo:line-height="180%" fo:orphans="2" fo:widows="2" fo:text-indent="0cm" style:auto-text-indent="false"/>
    </style:style>
    <style:style style:name="P28" style:family="paragraph" style:parent-style-name="Text_20_body">
      <style:paragraph-properties fo:margin-left="0cm" fo:margin-right="0cm" fo:margin-top="0cm" fo:margin-bottom="0.397cm" fo:line-height="180%" fo:orphans="2" fo:widows="2" fo:text-indent="0cm" style:auto-text-indent="false"/>
      <style:text-properties fo:font-variant="normal" fo:text-transform="none" fo:color="#3c3c3c" style:font-name="OpenSansRegular" fo:font-size="10.5pt" fo:letter-spacing="normal" fo:font-style="normal" fo:font-weight="normal"/>
    </style:style>
    <style:style style:name="P29" style:family="paragraph" style:parent-style-name="Text_20_body" style:list-style-name="L4">
      <style:paragraph-properties fo:margin-top="0cm" fo:margin-bottom="0.212cm" fo:orphans="2" fo:widows="2"/>
      <style:text-properties fo:font-variant="normal" fo:text-transform="none" fo:color="#53575a" style:font-name="apple-system" fo:font-size="11.25pt" fo:letter-spacing="normal" fo:font-style="normal" fo:font-weight="normal"/>
    </style:style>
    <style:style style:name="P30" style:family="paragraph" style:parent-style-name="Text_20_body" style:list-style-name="L6">
      <style:paragraph-properties fo:margin-top="0cm" fo:margin-bottom="0.212cm" fo:orphans="2" fo:widows="2"/>
      <style:text-properties fo:font-variant="normal" fo:text-transform="none" fo:color="#3c3c3c" style:font-name="OpenSansRegular" fo:font-size="10.5pt" fo:letter-spacing="normal" fo:font-style="normal" fo:font-weight="normal"/>
    </style:style>
    <style:style style:name="P31" style:family="paragraph" style:parent-style-name="Text_20_body" style:list-style-name="L6">
      <style:paragraph-properties fo:margin-top="0cm" fo:margin-bottom="0.212cm" fo:orphans="2" fo:widows="2"/>
    </style:style>
    <style:style style:name="P32" style:family="paragraph" style:parent-style-name="Heading_20_1">
      <style:paragraph-properties fo:text-align="start" style:justify-single-word="false"/>
      <style:text-properties fo:font-variant="normal" fo:text-transform="none" fo:color="#003d8d" style:font-name="1und1WebSansBlackCn" fo:font-size="18pt" fo:letter-spacing="normal" fo:font-style="normal" fo:font-weight="normal"/>
    </style:style>
    <style:style style:name="T1" style:family="text">
      <style:text-properties fo:font-variant="normal" fo:text-transform="none" fo:color="#3b6caa" style:text-line-through-style="none" style:font-name="ibm-plex-sans" fo:font-size="12pt" fo:letter-spacing="normal" fo:font-style="normal" style:text-underline-style="none" fo:font-weight="normal" style:text-blinking="false"/>
    </style:style>
    <style:style style:name="T2" style:family="text">
      <style:text-properties fo:font-variant="normal" fo:text-transform="none" fo:color="#3b6caa" style:text-line-through-style="none" style:font-name="ibm-plex-sans" fo:letter-spacing="normal" fo:font-style="normal" style:text-underline-style="none" fo:font-weight="normal" style:text-blinking="false"/>
    </style:style>
    <style:style style:name="T3" style:family="text">
      <style:text-properties fo:font-variant="normal" fo:text-transform="none" fo:color="#323232" style:font-name="ibm-plex-sans" fo:letter-spacing="normal" fo:font-style="normal" fo:font-weight="normal"/>
    </style:style>
    <style:style style:name="T4" style:family="text">
      <style:text-properties fo:font-variant="normal" fo:text-transform="none" fo:color="#323232" style:font-name="ibm-plex-sans" fo:letter-spacing="normal" fo:font-style="normal" fo:font-weight="bold"/>
    </style:style>
    <style:style style:name="T5" style:family="text">
      <style:text-properties fo:font-variant="normal" fo:text-transform="none" fo:color="#323232" style:font-name="ibm-plex-sans" fo:letter-spacing="normal" fo:font-style="italic" fo:font-weight="normal"/>
    </style:style>
    <style:style style:name="T6" style:family="text">
      <style:text-properties fo:font-variant="normal" fo:text-transform="none" fo:color="#323232" style:font-name="ibm-plex-sans" fo:font-size="12pt" fo:letter-spacing="normal" fo:font-style="normal" fo:font-weight="normal"/>
    </style:style>
    <style:style style:name="T7" style:family="text">
      <style:text-properties fo:font-variant="normal" fo:text-transform="none" fo:color="#323232" style:font-name="ibm-plex-mono" fo:letter-spacing="normal" fo:font-style="normal" fo:font-weight="normal"/>
    </style:style>
    <style:style style:name="T8" style:family="text">
      <style:text-properties fo:font-variant="normal" fo:text-transform="none" fo:color="#323232" style:font-name="ibm-plex-mono" fo:font-size="12pt" fo:letter-spacing="normal" fo:font-style="normal" fo:font-weight="normal"/>
    </style:style>
    <style:style style:name="T9" style:family="text">
      <style:text-properties fo:font-variant="normal" fo:text-transform="none" fo:color="#323232" style:font-name="ibm-plex-mono" fo:font-size="12pt" fo:letter-spacing="normal" fo:font-style="normal" fo:font-weight="bold"/>
    </style:style>
    <style:style style:name="T10" style:family="text">
      <style:text-properties fo:font-variant="normal" fo:text-transform="none" fo:color="#767676" style:font-name="ibm-plex-sans" fo:letter-spacing="normal" fo:font-style="normal" fo:font-weight="normal"/>
    </style:style>
    <style:style style:name="T11" style:family="text">
      <style:text-properties fo:font-variant="normal" fo:text-transform="none" fo:color="#767676" fo:letter-spacing="normal"/>
    </style:style>
    <style:style style:name="T12" style:family="text">
      <style:text-properties fo:font-variant="normal" fo:text-transform="none" fo:color="#53575a" style:font-name="apple-system" fo:font-size="11.25pt" fo:letter-spacing="normal" fo:font-style="normal" fo:font-weight="normal"/>
    </style:style>
    <style:style style:name="T13" style:family="text">
      <style:text-properties fo:font-variant="normal" fo:text-transform="none" fo:color="#53575a" style:font-name="apple-system" fo:font-size="11.25pt" fo:letter-spacing="normal" fo:font-style="normal" fo:font-weight="bold"/>
    </style:style>
    <style:style style:name="T14" style:family="text">
      <style:text-properties fo:font-variant="normal" fo:text-transform="none" fo:color="#53575a" style:font-name="apple-system" fo:font-size="12pt" fo:letter-spacing="normal" fo:font-style="normal" fo:font-weight="bold"/>
    </style:style>
    <style:style style:name="T15" style:family="text">
      <style:text-properties fo:font-variant="normal" fo:text-transform="none" fo:color="#53575a" style:font-name="apple-system" fo:font-size="12pt" fo:letter-spacing="normal" fo:font-style="normal" fo:font-weight="normal"/>
    </style:style>
    <style:style style:name="T16" style:family="text">
      <style:text-properties fo:font-variant="normal" fo:text-transform="none" fo:color="#3c3c3c" style:font-name="OpenSansRegular" fo:font-size="10.5pt" fo:letter-spacing="normal" fo:font-style="normal" fo:font-weight="normal"/>
    </style:style>
    <style:style style:name="T17" style:family="text">
      <style:text-properties fo:font-variant="normal" fo:text-transform="none" fo:color="#3c3c3c" style:font-name="OpenSansRegular" fo:font-size="10.5pt" fo:letter-spacing="normal" fo:font-style="normal" fo:font-weight="bold"/>
    </style:style>
    <style:style style:name="T18" style:family="text">
      <style:text-properties fo:font-variant="normal" fo:text-transform="none" fo:color="#3c3c3c" style:font-name="1und1WebSansBlackCn" fo:font-size="15pt" fo:font-style="normal" fo:font-weight="normal"/>
    </style:style>
    <style:style style:name="T19" style:family="text">
      <style:text-properties fo:font-variant="normal" fo:text-transform="none" fo:color="#144c96" style:font-name="OpenSansRegular" fo:font-size="10.5pt" fo:letter-spacing="normal" fo:font-style="normal" style:text-underline-style="solid" style:text-underline-width="auto" style:text-underline-color="font-color" fo:font-weight="normal" fo:background-color="transparent"/>
    </style:style>
    <style:style style:name="T20" style:family="text">
      <style:text-properties fo:font-variant="normal" fo:text-transform="none" fo:color="#003d8d" style:text-line-through-style="none" style:font-name="1und1WebSansCondens" fo:font-size="10.5pt" fo:letter-spacing="normal" fo:font-style="normal" style:text-underline-style="none" fo:font-weight="normal" style:text-blinking="false" fo:background-color="transparent"/>
    </style:style>
    <style:style style:name="T21"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9f9f9"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NGBOOT</text:p>
      <text:p text:style-name="P8"/>
      <text:p text:style-name="P9">Que son las API's?</text:p>
      <text:p text:style-name="P9"><text:span text:style-name="T12">Las APIs permiten que las aplicaciones se comuniquen y puedan aprovechar desarrollos ya construidos en lugar de tener que crearlos desde cero. Como desarrollador sí o sí debes aprender a desarrollar y consumir APIs.</text:span> </text:p>
      <text:p text:style-name="P9"/>
      <text:p text:style-name="P11">Crear un aplicación tipo Uber o hacer cobros por Internet, ¿Te imaginas como podrías hacerlo desde cero? demandaría muchísimo trabajo y dinero, por eso es mejor utilizar un servicio que ya exista como lo es Google Maps ó conectarse a PayPal.</text:p>
      <text:p text:style-name="P6"><text:span text:style-name="T12">Si tu aplicación utiliza recursos de otra aplicación hace que sea más potente a diferencia de una aplicación que solo se maneja por sí sola, ese es el concepto de una </text:span><text:span text:style-name="Emphasis"><text:span text:style-name="T12">API</text:span></text:span><text:span text:style-name="T12">.</text:span></text:p>
      <text:p text:style-name="P5">Las APIs son interfaces que permiten la comunicación entre dos aplicaciones de software siguiendo cierto conjunto de reglas. Las interfaces permiten interactuar con un sistema sin la necesidad de saber que es lo que esta pasando por debajo.</text:p>
      <text:p text:style-name="P6"><text:span text:style-name="T12">La arquitectura más usada es </text:span><text:span text:style-name="Strong_20_Emphasis"><text:span text:style-name="T13">REST</text:span></text:span><text:span text:style-name="T12"> y el formato de envió de datos más usado es </text:span><text:span text:style-name="Strong_20_Emphasis"><text:span text:style-name="T13">JSON</text:span></text:span><text:span text:style-name="T12">.</text:span></text:p>
      <text:p text:style-name="P5"><draw:frame draw:style-name="fr1" draw:name="gráficos1" text:anchor-type="paragraph" svg:width="16.642cm" svg:height="15.586cm" draw:z-index="0"><draw:image xlink:href="Pictures/200000070000410300003CE1F9B2C5F2.svm" xlink:type="simple" xlink:show="embed" xlink:actuate="onLoad"/></draw:frame><text:span text:style-name="Strong_20_Emphasis"><text:span text:style-name="T21">Interfaz</text:span></text:span></text:p>
      <text:p text:style-name="P6"><text:soft-page-break/><text:span text:style-name="T12">Permite que tú puedas consumir los servicios del sistema sin saber </text:span><text:span text:style-name="Emphasis"><text:span text:style-name="T12">"que hay tras banbalinas"</text:span></text:span><text:span text:style-name="T12">. Ejemplo claro es el formulario de Login, en el cuál solo te interesa ingresar mas no saber qué pasa por detrás.</text:span></text:p>
      <text:p text:style-name="P6"><text:span text:style-name="T12">Entonces una </text:span><text:span text:style-name="Strong_20_Emphasis"><text:span text:style-name="T13">API</text:span></text:span><text:span text:style-name="T12"> (</text:span><text:span text:style-name="Emphasis"><text:span text:style-name="T12">Application Programming Interface</text:span></text:span><text:span text:style-name="T12">) es una interfaz (valga la redundancia), que permite que aplicaciones de software puedan intercambiar datos entre ellos.</text:span></text:p>
      <text:p text:style-name="P6"><text:span text:style-name="Strong_20_Emphasis"><text:span text:style-name="T13">Arquitectura de software</text:span></text:span></text:p>
      <text:p text:style-name="P5">Es la metodología en que esta diseñado un sistema, como están organizados, como es la comunicación y que roles cumplen los componentes.</text:p>
      <text:p text:style-name="P6"><text:span text:style-name="Strong_20_Emphasis"><text:span text:style-name="T13">Servicio Web</text:span></text:span></text:p>
      <text:p text:style-name="P5">Sistema que permite que equipos en una red se puedan comunicar siguiendo el protocolo HTTP (conjunto de reglas entre cliente-servidor para intercambiar información), esta es la base para que las APIs remotas permitan la comunicación entre aplicaciones de distintas locaciones.</text:p>
      <text:p text:style-name="P6"><text:span text:style-name="Strong_20_Emphasis"><text:span text:style-name="T13">REST</text:span></text:span><text:span text:style-name="T12"> (</text:span><text:span text:style-name="Emphasis"><text:span text:style-name="T12">Representational State Transfer</text:span></text:span><text:span text:style-name="T12">) es una </text:span><text:span text:style-name="Strong_20_Emphasis"><text:span text:style-name="T13">Arquitectura de Software</text:span></text:span><text:span text:style-name="T12">.</text:span></text:p>
      <text:p text:style-name="P6"><text:span text:style-name="T12">Las </text:span><text:span text:style-name="Strong_20_Emphasis"><text:span text:style-name="T13">API REST</text:span></text:span><text:span text:style-name="T12"> involucran:</text:span></text:p>
      <text:list xml:id="list7377817122507837836" text:style-name="L4">
        <text:list-item>
          <text:p text:style-name="P29">Guardar los datos en cache.</text:p>
        </text:list-item>
        <text:list-item>
          <text:p text:style-name="P29">El estado no se envía en las peticiones.</text:p>
        </text:list-item>
        <text:list-item>
          <text:p text:style-name="P29">Define permisos para que otra aplicacion pueda acceder, revisar o manipular datos de tu aplicacion.</text:p>
        </text:list-item>
      </text:list>
      <text:p text:style-name="P6"><text:span text:style-name="Strong_20_Emphasis"><text:span text:style-name="T13">Formato de envió de Datos</text:span></text:span></text:p>
      <text:p text:style-name="P6"><text:span text:style-name="Strong_20_Emphasis"><text:span text:style-name="T13">XML</text:span></text:span><text:span text:style-name="T12"> (</text:span><text:span text:style-name="Emphasis"><text:span text:style-name="T12">Extensible Markup Language</text:span></text:span><text:span text:style-name="T12">), formato tradicional.</text:span></text:p>
      <text:p text:style-name="P6"><text:span text:style-name="Strong_20_Emphasis"><text:span text:style-name="T13">JSON</text:span></text:span><text:span text:style-name="T12"> (</text:span><text:span text:style-name="Emphasis"><text:span text:style-name="T12">Javascript Object Notation</text:span></text:span><text:span text:style-name="T12">), el más utilizado hoy en día por su fácil manejo.</text:span></text:p>
      <text:p text:style-name="P6"><text:span text:style-name="Strong_20_Emphasis"><text:span text:style-name="T13">Texto Plano</text:span></text:span></text:p>
      <text:p text:style-name="P25"> </text:p>
      <text:p text:style-name="P6"><text:span text:style-name="Strong_20_Emphasis"><text:span text:style-name="T13">Token</text:span></text:span></text:p>
      <text:p text:style-name="P6"><text:span text:style-name="Strong_20_Emphasis"><text:span text:style-name="T13">Público:</text:span></text:span><text:span text:style-name="T12"> Cualquiera puede consumir los datos</text:span></text:p>
      <text:p text:style-name="P6"><text:span text:style-name="Strong_20_Emphasis"><text:span text:style-name="T13">Privado:</text:span></text:span><text:span text:style-name="T12"> Requiere de autentificación</text:span></text:p>
      <text:p text:style-name="P5">En el caso de los privados, después de autenticarte se devuelve un token que contiene tus datos y que estos te permiten consumir la API, a no ser que no sea válido o ya expiró.</text:p>
      <text:p text:style-name="P6"><text:span text:style-name="T12">El formato mas común para los token es </text:span><text:span text:style-name="Strong_20_Emphasis"><text:span text:style-name="T13">JWT</text:span></text:span><text:span text:style-name="T12"> (</text:span><text:span text:style-name="Emphasis"><text:span text:style-name="T12">JSON Web Tokens</text:span></text:span><text:span text:style-name="T12">).</text:span></text:p>
      <text:p text:style-name="P25"> </text:p>
      <text:h text:style-name="P12" text:outline-level="2"><text:bookmark text:name="header-n52"/>Tipos de API</text:h>
      <text:p text:style-name="P6"><text:span text:style-name="Strong_20_Emphasis"><text:span text:style-name="T13">Locales:</text:span></text:span><text:span text:style-name="T12"> Cuando la aplicación se comunica con la API que se encuentran en el mismo ambiente o dispositivo.</text:span></text:p>
      <text:p text:style-name="P6"><text:span text:style-name="Strong_20_Emphasis"><text:span text:style-name="T13">Remotas:</text:span></text:span><text:span text:style-name="T12"> Cuando la aplicación necesita consumir una API en un punto diferente.</text:span></text:p>
      <text:p text:style-name="P5">Las Apis remotas pueden utilizar servicios web:</text:p>
      <text:p text:style-name="P6"><text:span text:style-name="Strong_20_Emphasis"><text:span text:style-name="T13">Soap:</text:span></text:span><text:span text:style-name="T12"> Es un protocolo que ya dejo de ser usado</text:span></text:p>
      <text:p text:style-name="P6"><text:span text:style-name="Strong_20_Emphasis"><text:span text:style-name="T13">Rest:</text:span></text:span><text:span text:style-name="T12"> Es la arquitectura mas usada, los </text:span><text:span text:style-name="Strong_20_Emphasis"><text:span text:style-name="T13">Restful</text:span></text:span><text:span text:style-name="T12"> se basan en este.</text:span></text:p>
      <text:p text:style-name="P25"><text:soft-page-break/> </text:p>
      <text:h text:style-name="P12" text:outline-level="2"><text:bookmark text:name="header-n65"/>Desarrollar una API</text:h>
      <text:p text:style-name="P6"><text:span text:style-name="Strong_20_Emphasis"><text:span text:style-name="T13">Consultar recursos (URI </text:span></text:span><text:span text:style-name="T12">- </text:span><text:span text:style-name="Emphasis"><text:span text:style-name="T12">Uniform Resource Identifier</text:span></text:span><text:span text:style-name="Strong_20_Emphasis"><text:span text:style-name="T13">)</text:span></text:span><text:span text:style-name="T12"> Cada consulta tiene un identificador único llamado URI, este se consulta por Endpoints que es la URL completa, y que permite consultar directamente un recurso.</text:span></text:p>
      <text:p text:style-name="P6"><text:span text:style-name="Strong_20_Emphasis"><text:span text:style-name="T13">Códigos de Estado:</text:span></text:span><text:span text:style-name="T12"> Cuando solicitamos información, el servidor responde con códigos con los que podemos saber el estado de nuestra petición.</text:span></text:p>
      <text:p text:style-name="P5"><draw:frame draw:style-name="fr1" draw:name="gráficos2" text:anchor-type="paragraph" svg:width="13.573cm" svg:height="14.102cm" draw:z-index="1"><draw:image xlink:href="Pictures/200000070000350600003717533B46B3.svm" xlink:type="simple" xlink:show="embed" xlink:actuate="onLoad"/></draw:frame></text:p>
      <text:p text:style-name="P5"/>
      <text:p text:style-name="P5"><text:span text:style-name="Strong_20_Emphasis"><text:span text:style-name="T21">2xx:</text:span></text:span> Indican que la petición se ha procesado correctamente.</text:p>
      <text:p text:style-name="P6"><text:span text:style-name="Strong_20_Emphasis"><text:span text:style-name="T13">3xx:</text:span></text:span><text:span text:style-name="T12"> Indican redirecciones, se deberá realizar una acción adicional para completar la petición.</text:span></text:p>
      <text:p text:style-name="P6"><text:span text:style-name="Strong_20_Emphasis"><text:span text:style-name="T13">4xx: </text:span></text:span><text:span text:style-name="T12">Solicitud inválida, peticiones a recursos inexistentes o no autorizados.</text:span></text:p>
      <text:p text:style-name="P6"><text:span text:style-name="Strong_20_Emphasis"><text:span text:style-name="T13">5xx:</text:span></text:span><text:span text:style-name="T12"> Indican errores directos del servidor.</text:span></text:p>
      <text:p text:style-name="P25"> </text:p>
      <text:h text:style-name="P12" text:outline-level="2"><text:bookmark text:name="header-n81"/>Métodos HTTP</text:h>
      <text:p text:style-name="P6"><text:span text:style-name="T12">Permiten interacción con la información de la API, es equivalente al </text:span><text:span text:style-name="Emphasis"><text:span text:style-name="T12">CRUD</text:span></text:span><text:span text:style-name="T12"> de las bases de datos.</text:span></text:p>
      <text:p text:style-name="P5"><draw:frame draw:style-name="fr1" draw:name="gráficos3" text:anchor-type="paragraph" svg:width="14.208cm" svg:height="14.527cm" draw:z-index="2"><draw:image xlink:href="Pictures/2000000700003781000038BFDB8F009F.svm" xlink:type="simple" xlink:show="embed" xlink:actuate="onLoad"/></draw:frame><text:soft-page-break/></text:p>
      <text:p text:style-name="P19"><text:span text:style-name="Strong_20_Emphasis"><text:span text:style-name="T14">GET:</text:span></text:span><text:span text:style-name="T15"> Solicitar información</text:span></text:p>
      <text:p text:style-name="P6"><text:span text:style-name="Strong_20_Emphasis"><text:span text:style-name="T14">POST: </text:span></text:span><text:span text:style-name="T15">Enviar nueva información, como por ejemplo el registro de una nueva cuenta.</text:span></text:p>
      <text:p text:style-name="P6"><text:span text:style-name="Strong_20_Emphasis"><text:span text:style-name="T14">PUT:</text:span></text:span><text:span text:style-name="T15"> Actualiza un recurso existente, como cambiar contraseña de una cuenta.</text:span></text:p>
      <text:p text:style-name="P6"><text:span text:style-name="Strong_20_Emphasis"><text:span text:style-name="T14">DELETE:</text:span></text:span><text:span text:style-name="T15"> Elimina un recurso.</text:span></text:p>
      <text:p text:style-name="P25"> </text:p>
      <text:h text:style-name="P12" text:outline-level="2"><text:bookmark text:name="header-n93"/>Buenas Prácticas</text:h>
      <text:p text:style-name="P6"><text:span text:style-name="Strong_20_Emphasis"><text:span text:style-name="T14">HATEOAS: </text:span></text:span><text:span text:style-name="T15">(</text:span><text:span text:style-name="Emphasis"><text:span text:style-name="T15">Hypermedia as the Engine of Application State</text:span></text:span><text:span text:style-name="T15">) La API se autodescribe, podemos ser capaces de descubrir sus recursos basándonos únicamente en las respuestas del servidor.</text:span></text:p>
      <text:p text:style-name="P6"><text:span text:style-name="Strong_20_Emphasis"><text:span text:style-name="T14">Seguridad:</text:span></text:span><text:span text:style-name="T15"> Si tu API es privada necesitas seguridad para evitar el acceso o la manipulación de tu información.</text:span></text:p>
      <text:p text:style-name="P6"><text:span text:style-name="Strong_20_Emphasis"><text:span text:style-name="T14">Testear:</text:span></text:span><text:span text:style-name="T15"> Asegurar que la API funcione correctamente y que cumpla la función para la que fue diseñada.</text:span></text:p>
      <text:p text:style-name="P6"><text:span text:style-name="Strong_20_Emphasis"><text:span text:style-name="T14">Documentar:</text:span></text:span><text:span text:style-name="T15"> Una documentación bien estructurada facilita el consumo de nuestra API.</text:span></text:p>
      <text:p text:style-name="P24"><text:soft-page-break/>Mira el video aquí:</text:p>
      <text:p text:style-name="P9"/>
      <text:p text:style-name="P9"/>
      <text:p text:style-name="P9"/>
      <text:p text:style-name="P9"/>
      <text:p text:style-name="P9">Que son las API rest?</text:p>
      <text:p text:style-name="P9"/>
      <text:p text:style-name="P9">Es la Arquitectua con la que se puede consultar informacion de otros sistemas</text:p>
      <text:p text:style-name="P9">Que es SpringBoot?</text:p>
      <text:p text:style-name="P9"/>
      <text:p text:style-name="P9">Comunmente en un proceso de desarrollo de una aplicación es:</text:p>
      <text:list xml:id="list5229373785359094798" text:style-name="L1">
        <text:list-item>
          <text:p text:style-name="P15">Seleccion de dependencias con Maven: Comprender la introduccion de las librerias que son necesarias para el desarrollo de la aplicacion</text:p>
        </text:list-item>
        <text:list-item>
          <text:p text:style-name="P15">Desarrollo de la aplicación</text:p>
        </text:list-item>
        <text:list-item>
          <text:p text:style-name="P15">Despliegue en Servidor: Activar el servidor, lo cual lleva mucha configuracion.</text:p>
        </text:list-item>
      </text:list>
      <text:p text:style-name="P9"/>
      <text:p text:style-name="P9">Lo que nos permite hacer SpringBoot, es que el paso 1 y 3 ya los hace SpringBoot directamente, permitiendo que el desarollador se enfoque en el desarrollo de la aplicación, en vez de estar configurando.</text:p>
      <text:p text:style-name="P9"/>
      <text:p text:style-name="P10">Spring Boot es una infraestructura ligera que elimina la mayor parte del trabajo de configurar las aplicaciones basadas en Spring. En este tutorial, aprenderá cómo utilizar los iniciadores, los criterios y la estructura de archivos ejecutable JAR de Spring Boot para crear rápidamente aplicaciones basadas en Spring que "simplemente se ejecutan".</text:p>
      <text:p text:style-name="P3">Después de una breve introducción a Spring Boot, le guiaré a través del proceso de configurar y ejecutar dos aplicaciones de Spring Boot: una sencilla aplicación "Hola, Mundo" y una aplicación de servicios web Spring MVC RESTful ligeramente más compleja. Observe que, para mis aplicaciones de ejemplo, utilizo la versión 1.5.2 de Spring Boot. Le recomiendo utilizar la versión 1.5.2 o superior, aunque, los ejemplos deberían funcionar para cualquier versión posterior a la 1.5.</text:p>
      <text:h text:style-name="P1" text:outline-level="3"><text:bookmark text:name="N10065"/>Requisitos previos</text:h>
      <text:p text:style-name="P3">Para sacar el máximo provecho del tutorial, se debe estar cómodo utilizando Java™ Development Kit, versión 8 (JDK 8). También será necesario estar familiarizado con Eclipse IDE, Maven y Git.</text:p>
      <text:p text:style-name="P3">Para seguir con el tutorial, asegúrese de tener instalado este software:</text:p>
      <text:list xml:id="list3026250609765106499" text:style-name="L2">
        <text:list-item>
          <text:p text:style-name="P20"><text:a xlink:type="simple" xlink:href="http://www.oracle.com/technetwork/java/javase/downloads/jdk8-downloads-2133151.html" text:style-name="Internet_20_link" text:visited-style-name="Visited_20_Internet_20_Link"><text:span text:style-name="T1">JDK 8 para Windows, Mac y Linux.</text:span></text:a></text:p>
        </text:list-item>
        <text:list-item>
          <text:p text:style-name="P20"><text:a xlink:type="simple" xlink:href="http://www.eclipse.org/downloads/eclipse-packages/" text:style-name="Internet_20_link" text:visited-style-name="Visited_20_Internet_20_Link"><text:span text:style-name="T1">Eclipse IDE para Windows, Mac y Linux.</text:span></text:a></text:p>
        </text:list-item>
        <text:list-item>
          <text:p text:style-name="P20"><text:a xlink:type="simple" xlink:href="https://maven.apache.org/download.cgi" text:style-name="Internet_20_link" text:visited-style-name="Visited_20_Internet_20_Link"><text:span text:style-name="T1">Apache Maven para Windows, Mac y Linux.</text:span></text:a></text:p>
        </text:list-item>
        <text:list-item>
          <text:p text:style-name="P20"><text:a xlink:type="simple" xlink:href="https://git-scm.com/downloads" text:style-name="Internet_20_link" text:visited-style-name="Visited_20_Internet_20_Link"><text:span text:style-name="T1">Git para Windows, Mac y Linux.</text:span></text:a></text:p>
        </text:list-item>
      </text:list>
      <text:p text:style-name="P3"><text:soft-page-break/>Quiero hablar un poco acerca de Spring Boot antes de que entremos a fondo en el tutorial.</text:p>
      <text:h text:style-name="P2" text:outline-level="2"><text:bookmark text:name="N10082"/>¿Qué es Spring Boot?</text:h>
      <text:p text:style-name="P3">El objetivo de Spring Boot es proporcionar un conjunto de herramientas para construir rápidamente aplicaciones de Spring que sean fáciles de configurar.</text:p>
      <text:h text:style-name="P1" text:outline-level="3"><text:bookmark text:name="N10088"/>El problema: ¡Configurar Spring es difícil!</text:h>
      <text:p text:style-name="P3">Si usted ya ha escrito una aplicación basada en Spring, ya sabe que la mayor parte del trabajo consiste en configurarlo para solo decir "Hola, Mundo". Esto no es algo malo: Spring es un elegante conjunto de infraestructuras que, para funcionar correctamente, requieren una configuración cuidadosamente coordinada. Pero, esa elegancia conlleva el costo de la complejidad en la configuración (y ni siquiera quiero empezar con todo ese XML).</text:p>
      <text:h text:style-name="P1" text:outline-level="3"><text:bookmark text:name="N1008E"/>La solución: Spring Boot</text:h>
      <text:p text:style-name="P4"><text:span text:style-name="T3">Entre a Spring Boot. El sitio web de </text:span><text:a xlink:type="simple" xlink:href="https://projects.spring.io/spring-boot/" text:style-name="Internet_20_link" text:visited-style-name="Visited_20_Internet_20_Link"><text:span text:style-name="T2">Spring Boot</text:span></text:a><text:span text:style-name="T3"> lo dice más sucintamente de lo que yo puedo:</text:span></text:p>
      <text:p text:style-name="P7"><text:span text:style-name="Emphasis"><text:span text:style-name="T11">“</text:span></text:span><text:span text:style-name="Emphasis"><text:span text:style-name="T10">Spring Boot facilita la creación de aplicaciones basadas en Spring, autónomas y del nivel de producción que "simplemente se ejecutan". Tomamos una visión dogmática de la plataforma de Spring y de las bibliotecas de terceros para que pueda empezarse con el mínimo revuelo.”</text:span></text:span></text:p>
      <text:p text:style-name="P3">Básicamente, esto significa que es posible poner en funcionamiento una aplicación de Spring con muy poca configuración. La poca configuración que se necesita está en forma de anotaciones, así que nada de XML.</text:p>
      <text:p text:style-name="P3">Todo eso suena genial, ¿verdad? Pero, ¿cómo funciona exactamente Spring Boot?</text:p>
      <text:h text:style-name="P1" text:outline-level="3"><text:bookmark text:name="N1009F"/>Primero, es intuitivo</text:h>
      <text:p text:style-name="P4"><text:span text:style-name="T3">Spring Boot tiene </text:span><text:span text:style-name="Emphasis"><text:span text:style-name="T5">criterios</text:span></text:span><text:span text:style-name="T3">. Ésta es sólo otra forma de decir que Spring Boot tiene </text:span><text:span text:style-name="Emphasis"><text:span text:style-name="T5">valores predeterminados razonables</text:span></text:span><text:span text:style-name="T3">, para que usted pueda desarrollar una aplicación rápidamente a través de esos valores usados habitualmente.</text:span></text:p>
      <text:p text:style-name="P3">Por ejemplo, Tomcat es un contenedor web muy popular. De forma predeterminada, una aplicación web de Spring Boot utiliza un contenedor Tomcat incorporado.</text:p>
      <text:h text:style-name="P1" text:outline-level="3"><text:bookmark text:name="N100AD"/><text:soft-page-break/>Segundo, es personalizable</text:h>
      <text:p text:style-name="P3">Una infraestructura intuitiva no es de mucha utilidad si no es posible cambiar sus criterios. Es posible personalizar fácilmente una aplicación de Spring Boot para que coincida con sus gustos, tanto en la configuración inicial como, después, en el ciclo de desarrollo.</text:p>
      <text:p text:style-name="P3">Por ejemplo, si usted prefiere Maven, puede cambiar fácilmente los valores de &lt;dependencia&gt; de su archivo POM para reemplazar el valor predeterminado de Spring Boot. Usted lo realizará más adelante en el tutorial.</text:p>
      <text:h text:style-name="P2" text:outline-level="2"><text:bookmark text:name="N100B5"/>Empiece a utilizar Spring Boot</text:h>
      <text:h text:style-name="P1" text:outline-level="3"><text:bookmark text:name="N100B9"/>Iniciadores</text:h>
      <text:p text:style-name="P3">Los iniciadores son una gran parte de la magia de Spring Boot, se utilizan para limitar la cantidad de configuración manual de las dependencias que usted tiene que hacer. Si se va a utilizar Spring Boot efectivamente, se debe saber acerca de los iniciadores.</text:p>
      <text:p text:style-name="P4"><text:span text:style-name="T3">Un </text:span><text:span text:style-name="Emphasis"><text:span text:style-name="T5">iniciador</text:span></text:span><text:span text:style-name="T3"> es esencialmente un conjunto de dependencias (como un Maven POM) que son específicas para el tipo de aplicación que el iniciador representa.</text:span></text:p>
      <text:p text:style-name="P4"><text:span text:style-name="T3">Todos los iniciadores utilizan la siguiente convención de nomenclatura: </text:span><text:span text:style-name="Source_20_Text"><text:span text:style-name="T7">spring-boot-starter-XYZ</text:span></text:span><text:span text:style-name="T3">, donde XYZ es el tipo de aplicación que se quiere desarrollar. Estos son algunos iniciadores populares de Spring Boot:</text:span></text:p>
      <text:list xml:id="list891167026922052209" text:style-name="L3">
        <text:list-item>
          <text:p text:style-name="P21"><text:span text:style-name="Source_20_Text"><text:span text:style-name="T8">spring-boot-starter-</text:span></text:span><text:span text:style-name="Source_20_Text"><text:span text:style-name="Strong_20_Emphasis"><text:span text:style-name="T9">web</text:span></text:span></text:span><text:span text:style-name="T6"> se utiliza para desarrollar servicios web de RESTful con Spring MVC y Tomcat como el contenedor de aplicaciones incorporado.</text:span></text:p>
        </text:list-item>
        <text:list-item>
          <text:p text:style-name="P21"><text:span text:style-name="Source_20_Text"><text:span text:style-name="T8">spring-boot-starter-</text:span></text:span><text:span text:style-name="Source_20_Text"><text:span text:style-name="Strong_20_Emphasis"><text:span text:style-name="T9">jersey</text:span></text:span></text:span><text:span text:style-name="T6"> es una alternativa a </text:span><text:span text:style-name="Source_20_Text"><text:span text:style-name="T8">spring-boot-starter-web</text:span></text:span><text:span text:style-name="T6"> que utiliza Apache Jersey en vez de Spring MVC.</text:span></text:p>
        </text:list-item>
        <text:list-item>
          <text:p text:style-name="P21"><text:span text:style-name="Source_20_Text"><text:span text:style-name="T8">spring-boot-starter-</text:span></text:span><text:span text:style-name="Source_20_Text"><text:span text:style-name="Strong_20_Emphasis"><text:span text:style-name="T9">jdbc</text:span></text:span></text:span><text:span text:style-name="T6"> se utiliza para el agrupamiento de conexiones JDBC. Se basa en la implementación del grupo de conexiones JDBC de Tomcat.</text:span></text:p>
        </text:list-item>
      </text:list>
      <text:p text:style-name="P4"><text:span text:style-name="T3">La </text:span><text:a xlink:type="simple" xlink:href="https://docs.spring.io/spring-boot/docs/current/reference/htmlsingle/#using-boot-starter" text:style-name="Internet_20_link" text:visited-style-name="Visited_20_Internet_20_Link"><text:span text:style-name="T2">página de referencia de iniciadores de Spring Boot</text:span></text:a><text:span text:style-name="T3"> hace una lista con </text:span><text:span text:style-name="Strong_20_Emphasis"><text:span text:style-name="T4">muchos</text:span></text:span><text:span text:style-name="T3"> más iniciadores. Eche un vistazo para ver el POM y las dependencias para cada iniciador.</text:span></text:p>
      <text:p text:style-name="P9"/>
      <text:p text:style-name="P9"/>
      <text:h text:style-name="P32" text:outline-level="1">Spring Boot: tutorial para crear aplicaciones en Java</text:h>
      <text:section text:style-name="Sect1" text:name="c202944">
        <text:p text:style-name="P27"><text:span text:style-name="T16">Desde que se lanzó en 1995, Java se ha convertido en uno de los lenguajes de programación más utilizados. En especial, este lenguaje orientado a objetos despliega todo su potencial a la hora de </text:span><text:span text:style-name="Strong_20_Emphasis"><text:span text:style-name="T17">desarrollar aplicaciones empresariales complejas</text:span></text:span><text:span text:style-name="T16"> (para uso online o sin conexión). En </text:span><text:soft-page-break/><text:span text:style-name="T16">combinación con el Java Runtime Environment (JRE), se caracteriza por ser compatible con todos los sistemas operativos y, por lo tanto, accesible para un público muy extenso.</text:span></text:p>
        <text:p text:style-name="P27"><text:span text:style-name="T16">Con el fin de </text:span><text:span text:style-name="Strong_20_Emphasis"><text:span text:style-name="T17">simplificar el trabajo con Java</text:span></text:span><text:span text:style-name="T16">, en las últimas décadas se han ido creando diversos </text:span><text:span text:style-name="Strong_20_Emphasis"><text:span text:style-name="T17">marcos estándar listos para usar</text:span></text:span><text:span text:style-name="T16">, que sirven de base para desarrollar programas en Java. Uno de los más conocidos es el framework de código abierto </text:span><text:a xlink:type="simple" xlink:href="https://spring.io/" office:target-frame-name="_blank" xlink:show="new" text:style-name="Internet_20_link" text:visited-style-name="Visited_20_Internet_20_Link"><text:span text:style-name="T19">Spring</text:span></text:a><text:span text:style-name="T16">, publicado en 2003, que reduce notablemente la complejidad de la especificación estándar de Java (“J2EE” o “plataforma Java”), así como del modelo de componentes de los Enterprise JavaBeans (“EJB”). Desde que se lanzó el complemento Spring Boot, que agiliza todavía más la configuración de nuevos proyectos con Spring, el marco ha demostrado ser una opción excelente y fácil de utilizar en los casos en que no queremos comenzar a desarrollar una aplicación en Java desde cero.</text:span></text:p>
        <text:p text:style-name="P28">En este tutorial de Spring Boot aprenderás cuáles son los requisitos previos para utilizarlo y empezarás a dar tus primeros pasos con este framework modular.</text:p>
      </text:section>
      <text:section text:style-name="Sect1" text:name="c202945">
        <text:p text:style-name="P16"/>
        <text:section text:style-name="Sect2" text:name="toc">
          <text:p text:style-name="P17"/>
          <text:section text:style-name="Sect1" text:name="toctitle">
            <text:p text:style-name="P18"><text:span text:style-name="Strong_20_Emphasis"><text:span text:style-name="T18">Índice</text:span></text:span><text:bookmark text:name="togglelinkStyle"/></text:p>
          </text:section>
          <text:list xml:id="list4734231386804578108" text:style-name="L5">
            <text:list-item>
              <text:p text:style-name="P22"><text:a xlink:type="simple" xlink:href="https://www.ionos.es/digitalguide/paginas-web/desarrollo-web/spring-boot-tutorial/#c202946" text:style-name="Internet_20_link" text:visited-style-name="Visited_20_Internet_20_Link"><text:span text:style-name="T20">¿Qué es Spring Boot?</text:span></text:a></text:p>
            </text:list-item>
            <text:list-item>
              <text:p text:style-name="P22"><text:a xlink:type="simple" xlink:href="https://www.ionos.es/digitalguide/paginas-web/desarrollo-web/spring-boot-tutorial/#c202947" text:style-name="Internet_20_link" text:visited-style-name="Visited_20_Internet_20_Link"><text:span text:style-name="T20">Spring Boot: tutorial, requisitos e instalación</text:span></text:a></text:p>
            </text:list-item>
          </text:list>
        </text:section>
      </text:section>
      <text:section text:style-name="Sect1" text:name="c202946">
        <text:h text:style-name="P13" text:outline-level="2">¿Qué es Spring Boot?</text:h>
        <text:p text:style-name="P27"><text:span text:style-name="T16">Spring Boot, publicado en 2012, es una solución para el framework Spring de Java que sigue el principio de “convención sobre configuración” y </text:span><text:span text:style-name="Strong_20_Emphasis"><text:span text:style-name="T17">reduce la complejidad del desarrollo de nuevos proyectos basados en Spring</text:span></text:span><text:span text:style-name="T16">. Para ello, Spring Boot proporciona la estructura básica configurada del proyecto, que incluye las pautas para usar el marco y todas las bibliotecas de terceros relevantes para la aplicación, lo que nos allana el camino para comenzar a desarrollarla lo más rápidamente posible. De esta manera se simplifica mucho la creación de aplicaciones independientes y reproducibles, por lo que </text:span><text:span text:style-name="Strong_20_Emphasis"><text:span text:style-name="T17">la mayoría de las nuevas aplicaciones basadas en Springse desarrollan con Spring Boot</text:span></text:span><text:span text:style-name="T16">.</text:span></text:p>
        <text:p text:style-name="P27"><text:span text:style-name="T16">Las </text:span><text:span text:style-name="Strong_20_Emphasis"><text:span text:style-name="T17">características de Spring Boot</text:span></text:span><text:span text:style-name="T16"> pueden resumirse de la siguiente manera:</text:span></text:p>
        <text:list xml:id="list3363378602134652719" text:style-name="L6">
          <text:list-item>
            <text:p text:style-name="P31"><text:span text:style-name="Strong_20_Emphasis"><text:span text:style-name="T17">Incorporación</text:span></text:span><text:span text:style-name="T16"> directa de aplicaciones de servidores web/contenedores como Apache Tomcat o Jetty, eliminando la necesidad de incluir archivos WAR (Web Application Archive)</text:span></text:p>
          </text:list-item>
          <text:list-item>
            <text:p text:style-name="P31"><text:span text:style-name="Strong_20_Emphasis"><text:span text:style-name="T17">Simplificación</text:span></text:span><text:span text:style-name="T16"> de la configuración de Maven gracias a los POM (Project Object Models) “starter”</text:span></text:p>
          </text:list-item>
          <text:list-item>
            <text:p text:style-name="P31"><text:soft-page-break/><text:span text:style-name="Strong_20_Emphasis"><text:span text:style-name="T17">Configuración</text:span></text:span><text:span text:style-name="T16"> automática de </text:span><text:span text:style-name="Strong_20_Emphasis"><text:span text:style-name="T17">Spring</text:span></text:span><text:span text:style-name="T16"> en la medida de lo posible</text:span></text:p>
          </text:list-item>
          <text:list-item>
            <text:p text:style-name="P30">Características no funcionales, como métricas o configuraciones externalizadas</text:p>
          </text:list-item>
        </text:list>
        <text:p text:style-name="P27"><text:span text:style-name="T16">La empresa desarrolladora Pivotal Software dio al framework de Spring, publicado ya en 2005, un enfoque moderno y con visión de futuro cuando lanzó Spring Boot. Para desarrollarlo, se recurrió a la </text:span><text:span text:style-name="Strong_20_Emphasis"><text:span text:style-name="T17">sólida tecnología de base del framework de Spring, madurada durante años</text:span></text:span><text:span text:style-name="T16">, que contribuyó mucho a su funcionalidad. Si te apetece saber más sobre este popular marco de código abierto (licencia Apache 2.0), no te pierdas nuestro completo </text:span><text:a xlink:type="simple" xlink:href="https://www.ionos.es/digitalguide/paginas-web/desarrollo-web/spring-framework-la-columna-vertebral-de-java/" text:style-name="Internet_20_link" text:visited-style-name="Visited_20_Internet_20_Link"><text:span text:style-name="T19">artículo sobre el framework de Java</text:span></text:a><text:span text:style-name="T16">.</text:span></text:p>
      </text:section>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1und1WebSansBlackCn" svg:font-family="1und1WebSansBlackCn, Arial, Helvetica, sans-serif"/>
    <style:font-face style:name="1und1WebSansCondens" svg:font-family="1und1WebSansCondens, Arial, Helvetica, sans-serif"/>
    <style:font-face style:name="OpenSansRegular" svg:font-family="OpenSansRegular, Arial, Helvetica, sans-serif"/>
    <style:font-face style:name="OpenSymbol" svg:font-family="OpenSymbol"/>
    <style:font-face style:name="apple-system" svg:font-family="apple-system, BlinkMacSystemFont, 'Segoe UI', Helvetica, 'Apple Color Emoji', Arial, sans-serif, 'Segoe UI Emoji', 'Segoe UI Symbol'"/>
    <style:font-face style:name="ibm-plex-mono" svg:font-family="ibm-plex-mono, Menlo, 'DejaVu Sans Mono', 'Bitstream Vera Sans Mono', Courier, monospace"/>
    <style:font-face style:name="ibm-plex-sans" svg:font-family="ibm-plex-sans, 'Helvetica Neue', Arial, sans-serif"/>
    <style:font-face style:name="var heading-font" svg:font-family="'var heading-fon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1T08:32:08.82</meta:creation-date>
    <dc:date>2019-10-10T16:03:11.01</dc:date>
    <meta:editing-duration>PT6H39M51S</meta:editing-duration>
    <meta:editing-cycles>10</meta:editing-cycles>
    <meta:generator>OpenOffice/4.1.6$Win32 OpenOffice.org_project/416m1$Build-9790</meta:generator>
    <meta:document-statistic meta:table-count="0" meta:image-count="3" meta:object-count="0" meta:page-count="9" meta:paragraph-count="115" meta:word-count="2058" meta:character-count="12980"/>
  </office:meta>
</office:document-meta>
</file>